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00cc"/>
    </style:style>
    <style:style style:name="T2" style:family="text">
      <style:text-properties officeooo:rsid="000b4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Faturamento mês / dia – </text:span><text:span text:style-name="T2">comparativo com mês anterior</text:span></text:p>
      <text:p text:style-name="Standard">- <text:span text:style-name="T1">Entrada de frascos / seringas mês / dia – </text:span><text:span text:style-name="T2">comparativo com mês anterior</text:span></text:p>
      <text:p text:style-name="Standard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2:19:04.172604393</meta:creation-date>
    <dc:date>2022-09-14T12:25:26.059798557</dc:date>
    <meta:editing-duration>PT6M21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" meta:word-count="23" meta:character-count="128" meta:non-whitespace-character-count="105"/>
  </office:meta>
</office:document-meta>
</file>